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07f51" officeooo:paragraph-rsid="00007f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07f51" officeooo:paragraph-rsid="00007f5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21f74" officeooo:paragraph-rsid="00021f7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07f51" officeooo:paragraph-rsid="00007f5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21f74" officeooo:paragraph-rsid="00021f74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93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Design Map Marker</text:p>
      <text:p text:style-name="P1"/>
      <text:p text:style-name="P2">Local</text:p>
      <text:p text:style-name="P4">Local is defined by the map co-ordinates and the name, though since two businesses technically cannot exist on the same space, the primary key should be the x-coord &amp; x-coord</text:p>
      <text:p text:style-name="P4"/>
      <text:p text:style-name="P4">x-coord, x-coord → Address, Town, State, Email, Phone, Website, Rating, Open, Description, Type</text:p>
      <text:p text:style-name="P4">While the email and the website are unique, not every local has one.</text:p>
      <text:p text:style-name="P4">Rating is determined by other factors, namely whether a user recommends or doesn’t recommend.</text:p>
      <text:p text:style-name="P4">If the recommendations are equal (between 45-55%) then it is neutral. Neutral recommendations by users are not counted.</text:p>
      <text:p text:style-name="P4">55%-75% Recommended</text:p>
      <text:p text:style-name="P4">75%-100% Highly Recommended</text:p>
      <text:p text:style-name="P4">45%-25% Not Recommended</text:p>
      <text:p text:style-name="P4">25%-0% Avoid at all costs</text:p>
      <text:p text:style-name="P4">Description is to be neutral</text:p>
      <text:p text:style-name="P4">Open is a boolean operator</text:p>
      <text:p text:style-name="P4">Type is a foreign key for another table</text:p>
      <text:p text:style-name="P4"/>
      <text:p text:style-name="P2">Type</text:p>
      <text:p text:style-name="P4">Type → Icon</text:p>
      <text:p text:style-name="P4">The icon is file that contains the icon that appears on the map</text:p>
      <text:p text:style-name="P4"/>
      <text:p text:style-name="P4"><text:span text:style-name="T1">User</text:span></text:p>
      <text:p text:style-name="P4">UserId, <text:span text:style-name="T2">Email</text:span> → NomDePlum, Password, Photo</text:p>
      <text:p text:style-name="P4">The userId is a unique identifier based on the NomDePlum</text:p>
      <text:p text:style-name="P4">The NomDePlum is the name that appears if a review is placed on the location</text:p>
      <text:p text:style-name="P4">Password is actually a number that represents the hashed password so in the event of a database breach the actual password cannot be found.</text:p>
      <text:p text:style-name="P4">Email is required.</text:p>
      <text:p text:style-name="P4"/>
      <text:p text:style-name="P3">Rating</text:p>
      <text:p text:style-name="P5">UserId, X-Coord, Y-Coord → Recommended, Review</text:p>
      <text:p text:style-name="P5">A user can only have one rating at a time. Recommendation is a boolean, either yes or no, though a blank recommendation is considered neutral.</text:p>
      <text:p text:style-name="P5">The review is a text field.</text:p>
      <text:p text:style-name="P5"/>
      <text:p text:style-name="P3">Owner</text:p>
      <text:p text:style-name="P5">UserId, X-Coord, Y-Coord → Owns</text:p>
      <text:p text:style-name="P5">This is simply required so that </text:p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16:36.266431073</meta:creation-date>
    <dc:date>2020-01-14T23:55:48.195935508</dc:date>
    <meta:editing-duration>PT10H7M30S</meta:editing-duration>
    <meta:editing-cycles>1</meta:editing-cycles>
    <meta:document-statistic meta:table-count="0" meta:image-count="0" meta:object-count="0" meta:page-count="2" meta:paragraph-count="30" meta:word-count="250" meta:character-count="1469" meta:non-whitespace-character-count="1248"/>
    <meta:generator>LibreOffice/5.1.6.2$Linux_X86_64 LibreOffice_project/10m0$Build-2</meta:generator>
  </office:meta>
</office:document-meta>
</file>